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064a56"/>
    </style:style>
    <style:style style:name="T1" style:family="text">
      <style:text-properties officeooo:rsid="00064a56"/>
    </style:style>
    <style:style style:name="T2" style:family="text">
      <style:text-properties style:text-underline-style="solid" style:text-underline-width="auto" style:text-underline-color="font-color" officeooo:rsid="00064a5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">Swift Quick Reference</text:span></text:span></text:p>
      <text:p text:style-name="Text_20_body"><text:span text:style-name="Strong_20_Emphasis"/></text:p>
      <text:p text:style-name="Text_20_body"><text:span text:style-name="Strong_20_Emphasis">Variables and Constants:</text:span></text:p>
      <text:list text:style-name="L1">
        <text:list-item>
          <text:p text:style-name="P2">Declare variables using <text:span text:style-name="Source_20_Text">var</text:span> keyword and constants using <text:span text:style-name="Source_20_Text">let</text:span> keyword.</text:p>
        </text:list-item>
        <text:list-item>
          <text:p text:style-name="P2">Type inference allows Swift to infer the type of a variable or constant based on its initial value.</text:p>
        </text:list-item>
        <text:list-item>
          <text:p text:style-name="P1">Example: <text:span text:style-name="Source_20_Text">var name: String = "John"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Basic types include <text:span text:style-name="Source_20_Text">Int</text:span>, <text:span text:style-name="Source_20_Text">Float</text:span>, <text:span text:style-name="Source_20_Text">Double</text:span>, <text:span text:style-name="Source_20_Text">Bool</text:span>, <text:span text:style-name="Source_20_Text">String</text:span>.</text:p>
        </text:list-item>
        <text:list-item>
          <text:p text:style-name="P4">Collection types include <text:span text:style-name="Source_20_Text">Array</text:span>, <text:span text:style-name="Source_20_Text">Set</text:span>, <text:span text:style-name="Source_20_Text">Dictionary</text:span>.</text:p>
        </text:list-item>
        <text:list-item>
          <text:p text:style-name="P3">Optionals represent either a wrapped value or <text:span text:style-name="Source_20_Text">nil</text:span>.</text:p>
        </text:list-item>
      </text:list>
      <text:p text:style-name="Text_20_body"><text:span text:style-name="Strong_20_Emphasis">Functions:</text:span></text:p>
      <text:list text:style-name="L3">
        <text:list-item>
          <text:p text:style-name="P6">Functions are self-contained blocks of code that perform a specific task.</text:p>
        </text:list-item>
        <text:list-item>
          <text:p text:style-name="P6">Declared using the <text:span text:style-name="Source_20_Text">func</text:span> keyword.</text:p>
        </text:list-item>
        <text:list-item>
          <text:p text:style-name="P5">Can have parameters, return values, and external parameter names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8"><text:span text:style-name="Source_20_Text">for-in</text:span>, <text:span text:style-name="Source_20_Text">while</text:span>, <text:span text:style-name="Source_20_Text">repeat-while</text:span> loops for iteration.</text:p>
        </text:list-item>
        <text:list-item>
          <text:p text:style-name="P7"><text:span text:style-name="Source_20_Text">break</text:span>, <text:span text:style-name="Source_20_Text">continue</text:span> statements for loop control.</text:p>
        </text:list-item>
      </text:list>
      <text:p text:style-name="Text_20_body"><text:span text:style-name="Strong_20_Emphasis">Optionals:</text:span></text:p>
      <text:list text:style-name="L5">
        <text:list-item>
          <text:p text:style-name="P10">Represent the absence of a value.</text:p>
        </text:list-item>
        <text:list-item>
          <text:p text:style-name="P10">Used to handle situations where a value may be missing.</text:p>
        </text:list-item>
        <text:list-item>
          <text:p text:style-name="P9">Optional chaining, optional binding (<text:span text:style-name="Source_20_Text">if let</text:span>, <text:span text:style-name="Source_20_Text">guard let</text:span>), and nil coalescing operator (<text:span text:style-name="Source_20_Text">??</text:span>) are common patterns for working with optionals.</text:p>
        </text:list-item>
      </text:list>
      <text:p text:style-name="Text_20_body"><text:span text:style-name="Strong_20_Emphasis">Classes and Structures:</text:span></text:p>
      <text:list text:style-name="L6">
        <text:list-item>
          <text:p text:style-name="P12">Used to define custom data types.</text:p>
        </text:list-item>
        <text:list-item>
          <text:p text:style-name="P12">Classes support inheritance and reference types.</text:p>
        </text:list-item>
        <text:list-item>
          <text:p text:style-name="P11">Structures are value types and do not support inheritance.</text:p>
        </text:list-item>
      </text:list>
      <text:p text:style-name="Text_20_body"><text:span text:style-name="Strong_20_Emphasis">Properties:</text:span></text:p>
      <text:list text:style-name="L7">
        <text:list-item>
          <text:p text:style-name="P14">Variables associated with a particular class, structure, or enumeration.</text:p>
        </text:list-item>
        <text:list-item>
          <text:p text:style-name="P14">Stored properties store constant or variable values.</text:p>
        </text:list-item>
        <text:list-item>
          <text:p text:style-name="P13">Computed properties compute their value dynamically.</text:p>
        </text:list-item>
      </text:list>
      <text:p text:style-name="Text_20_body"><text:span text:style-name="Strong_20_Emphasis">Methods:</text:span></text:p>
      <text:list text:style-name="L8">
        <text:list-item>
          <text:p text:style-name="P16">Functions associated with a particular class, structure, or enumeration.</text:p>
        </text:list-item>
        <text:list-item>
          <text:p text:style-name="P16"><text:soft-page-break/>Instance methods are called on an instance of the type.</text:p>
        </text:list-item>
        <text:list-item>
          <text:p text:style-name="P15">Type methods are called on the type itself.</text:p>
        </text:list-item>
      </text:list>
      <text:p text:style-name="Text_20_body"><text:span text:style-name="Strong_20_Emphasis">Initialization:</text:span></text:p>
      <text:list text:style-name="L9">
        <text:list-item>
          <text:p text:style-name="P18">Constructor methods used to initialize new instances of a class, structure, or enumeration.</text:p>
        </text:list-item>
        <text:list-item>
          <text:p text:style-name="P18">Default initializers provided for simple types.</text:p>
        </text:list-item>
        <text:list-item>
          <text:p text:style-name="P17">Custom initializers can be defined to set up the initial state of an instance.</text:p>
        </text:list-item>
      </text:list>
      <text:p text:style-name="Text_20_body"><text:span text:style-name="Strong_20_Emphasis">Inheritance:</text:span></text:p>
      <text:list text:style-name="L10">
        <text:list-item>
          <text:p text:style-name="P20">Mechanism for sharing behavior and properties between classes.</text:p>
        </text:list-item>
        <text:list-item>
          <text:p text:style-name="P20">Subclasses inherit characteristics of their superclass.</text:p>
        </text:list-item>
        <text:list-item>
          <text:p text:style-name="P19">Override methods and properties to customize behavior in subclasses.</text:p>
        </text:list-item>
      </text:list>
      <text:p text:style-name="Text_20_body"><text:span text:style-name="Strong_20_Emphasis">Protocols:</text:span></text:p>
      <text:list text:style-name="L11">
        <text:list-item>
          <text:p text:style-name="P22">Blueprint of methods, properties, and other requirements.</text:p>
        </text:list-item>
        <text:list-item>
          <text:p text:style-name="P22">Types conform to protocols by implementing their requirements.</text:p>
        </text:list-item>
        <text:list-item>
          <text:p text:style-name="P21">Multiple protocols can be adopted by a single type.</text:p>
        </text:list-item>
      </text:list>
      <text:p text:style-name="Text_20_body"><text:span text:style-name="Strong_20_Emphasis">Extensions:</text:span></text:p>
      <text:list text:style-name="L12">
        <text:list-item>
          <text:p text:style-name="P24">Add new functionality to existing types.</text:p>
        </text:list-item>
        <text:list-item>
          <text:p text:style-name="P24">Extend types with new methods, computed properties, and initializers.</text:p>
        </text:list-item>
        <text:list-item>
          <text:p text:style-name="P23">Useful for organizing code and adding functionality without modifying the original type.</text:p>
        </text:list-item>
      </text:list>
      <text:p text:style-name="Text_20_body"><text:span text:style-name="Strong_20_Emphasis">Error Handling:</text:span></text:p>
      <text:list text:style-name="L13">
        <text:list-item>
          <text:p text:style-name="P26">Use <text:span text:style-name="Source_20_Text">do</text:span>, <text:span text:style-name="Source_20_Text">try</text:span>, <text:span text:style-name="Source_20_Text">catch</text:span> blocks to handle errors.</text:p>
        </text:list-item>
        <text:list-item>
          <text:p text:style-name="P26">Errors are represented by types that conform to the <text:span text:style-name="Source_20_Text">Error</text:span> protocol.</text:p>
        </text:list-item>
        <text:list-item>
          <text:p text:style-name="P25">Throwing functions and methods can propagate errors to the calling code.</text:p>
        </text:list-item>
      </text:list>
      <text:p text:style-name="Text_20_body"><text:span text:style-name="Strong_20_Emphasis">Closures:</text:span></text:p>
      <text:list text:style-name="L14">
        <text:list-item>
          <text:p text:style-name="P28">Self-contained blocks of functionality that can be passed around and used in code.</text:p>
        </text:list-item>
        <text:list-item>
          <text:p text:style-name="P28">Similar to anonymous functions or lambdas in other languages.</text:p>
        </text:list-item>
        <text:list-item>
          <text:p text:style-name="P27">Capture and store references to any constants and variables from the context in which they are defined.</text:p>
        </text:list-item>
      </text:list>
      <text:p text:style-name="Text_20_body"><text:span text:style-name="Strong_20_Emphasis">Option Sets:</text:span></text:p>
      <text:list text:style-name="L15">
        <text:list-item>
          <text:p text:style-name="P30">Grouping related options into a single value using bitwise operations.</text:p>
        </text:list-item>
        <text:list-item>
          <text:p text:style-name="P30">Declare option sets using the <text:span text:style-name="Source_20_Text">OptionSet</text:span> protocol.</text:p>
        </text:list-item>
        <text:list-item>
          <text:p text:style-name="P29">Provides a convenient way to work with sets of related boolean options.</text:p>
        </text:list-item>
      </text:list>
      <text:p text:style-name="Text_20_body"><text:span text:style-name="Strong_20_Emphasis">Concurrency:</text:span></text:p>
      <text:list text:style-name="L16">
        <text:list-item>
          <text:p text:style-name="P32"><text:span text:style-name="Source_20_Text">DispatchQueue</text:span> for managing concurrent tasks and asynchronous operations.</text:p>
        </text:list-item>
        <text:list-item>
          <text:p text:style-name="P31">Grand Central Dispatch (GCD) for low-level threading and dispatch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4:33.284701982</meta:creation-date>
    <dc:date>2024-04-07T12:25:44.540040787</dc:date>
    <meta:editing-duration>PT4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5" meta:word-count="509" meta:character-count="3223" meta:non-whitespace-character-count="2827"/>
  </office:meta>
</office:document-meta>
</file>